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officeooo:rsid="001359af" officeooo:paragraph-rsid="001359af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S148 Summer 2016 Reading Assignment</text:span></text:p>
      <text:p text:style-name="P1"><text:span text:style-name="T1">Rasterization</text:span></text:p>
      <text:p text:style-name="P2"/>
      <text:p text:style-name="Standard"><text:span text:style-name="T3">Due: Tuesday 5</text:span><text:span text:style-name="T4">th</text:span><text:span text:style-name="T3"> July, by 1:30 PM.</text:span></text:p>
      <text:p text:style-name="Standard"><text:span text:style-name="T3">Please use </text:span><text:span text:style-name="T5">“Reading 2 Reponses”</text:span><text:span text:style-name="T3"> as the email subject header and turn your responses at </text:span><text:a xlink:type="simple" xlink:href="mailto:cs148.staff@gmail.com">cs148.staff@gmail.com</text:a></text:p>
      <text:p text:style-name="Standard"/>
      <text:p text:style-name="Standard">Please read <text:span text:style-name="T3">“reading.pdf”</text:span> that is attached with Homework 1, and answer the following questions.</text:p>
      <text:p text:style-name="Standard"/>
      <text:p text:style-name="Standard">1. Scanline algorithms employ [FILL_THIS_BLANK] arithmetic.</text:p>
      <text:p text:style-name="P3">integer</text:p>
      <text:p text:style-name="Standard"/>
      <text:p text:style-name="Standard">2. What does SRGP represent?</text:p>
      <text:p text:style-name="P3">Represents a pixel as a circular dot centered at that pixel's (x, y) location on the integer grid.</text:p>
      <text:p text:style-name="Standard"/>
      <text:p text:style-name="Standard">3. Tell us one way of creating thick lines.</text:p>
      <text:p text:style-name="P3"><text:bookmark text:name="_GoBack"/>Treating the line as a rectangle is a way to create thick lines.</text:p>
      <text:p text:style-name="Standard"/>
      <text:p text:style-name="Standard">4. If you specify endpoints in floating point numbers in incremental midpoint algorithm, what is going to happen?</text:p>
      <text:p text:style-name="P3">The incremental midpoint algorithm works, the only difference is that the incremetns are now reals, and the arithmetic is done with rea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letter-kerning="true" style:font-name-asian="Arial1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tru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tru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style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style:contextual-spacing="tru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6-06-27T20:00:00</meta:creation-date>
    <dc:date>2016-07-04T14:49:57.825114969</dc:date>
    <meta:editing-duration>PT1S</meta:editing-duration>
    <meta:generator>LibreOffice/4.2.8.2$Linux_X86_64 LibreOffice_project/420m0$Build-2</meta:generator>
    <meta:document-statistic meta:table-count="0" meta:image-count="0" meta:object-count="0" meta:page-count="1" meta:paragraph-count="13" meta:word-count="135" meta:character-count="836" meta:non-whitespace-character-count="7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